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Kubernetes Service Cheat Sheet​</text:h>
      <text:p text:style-name="Text_20_body"><text:span text:style-name="Strong_20_Emphasis">Azure Kubernetes Service (AKS)</text:span> makes it simple to <text:span text:style-name="Strong_20_Emphasis">deploy a managed Kubernetes cluster</text:span> in Azure​</text:p>
      <text:p text:style-name="Text_20_body">Azure will manage for you the:​</text:p>
      <text:list xml:id="list3106807690" text:style-name="L3">
        <text:list-item>
          <text:p text:style-name="P7">Kubernetes masters ​ </text:p>
        </text:list-item>
        <text:list-item>
          <text:p text:style-name="P7">health monitoring ​ </text:p>
        </text:list-item>
        <text:list-item>
          <text:p text:style-name="P3">maintenance​ </text:p>
        </text:list-item>
      </text:list>
      <text:p text:style-name="Text_20_body">You only have to maintain the: agent nodes​</text:p>
      <text:p text:style-name="Text_20_body">AKS service is free, You only pay for the agent nodes within the cluster, not the masters​</text:p>
      <text:p text:style-name="Text_20_body">You should use AKS for scenarios where you need <text:span text:style-name="Strong_20_Emphasis">full container orchestration</text:span>:​</text:p>
      <text:list xml:id="list379455314" text:style-name="L4">
        <text:list-item>
          <text:p text:style-name="P8">service discovery across multiple containers​ </text:p>
        </text:list-item>
        <text:list-item>
          <text:p text:style-name="P8">automatic scaling​ </text:p>
        </text:list-item>
        <text:list-item>
          <text:p text:style-name="P4">coordinated application upgrades​ </text:p>
        </text:list-item>
      </text:list>
      <text:p text:style-name="Text_20_body"><text:span text:style-name="Strong_20_Emphasis">Bridge to Kubernetes</text:span> is an <text:span text:style-name="Strong_20_Emphasis">extension</text:span> in <text:span text:style-name="Strong_20_Emphasis">Visual Studio</text:span> and <text:span text:style-name="Strong_20_Emphasis">Visual Studio Code</text:span> that allows developers to write, test, and debug microservice code on their development workstations​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08:35.121827406</meta:creation-date>
    <dc:date>2022-05-09T10:08:53.914255951</dc:date>
    <meta:editing-duration>PT19S</meta:editing-duration>
    <meta:editing-cycles>1</meta:editing-cycles>
    <meta:document-statistic meta:table-count="0" meta:image-count="0" meta:object-count="0" meta:page-count="1" meta:paragraph-count="13" meta:word-count="111" meta:character-count="711" meta:non-whitespace-character-count="598"/>
    <meta:generator>LibreOffice/6.4.7.2$Linux_X86_64 LibreOffice_project/40$Build-2</meta:generator>
  </office:meta>
</office:document-meta>
</file>